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A9000000A82F8B79DD903DB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Helvetica Neue" svg:font-family="'Helvetica Neue'"/>
    <style:font-face style:name="Lohit Devanagari2" svg:font-family="'Lohit Devanagari'"/>
    <style:font-face style:name="Source Code Pro" svg:font-family="'Source Code Pro'"/>
    <style:font-face style:name="可口可乐" svg:font-family="可口可乐"/>
    <style:font-face style:name="Arial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ca-Cola Care Font KaiTi" svg:font-family="'Coca-Cola Care Font KaiTi'" style:font-pitch="variable"/>
    <style:font-face style:name="Graphik Regular" svg:font-family="'Graphik Regular'" style:font-pitch="variable"/>
    <style:font-face style:name="Karumbi" svg:font-family="Karumbi" style:font-pitch="variable"/>
    <style:font-face style:name="Lohit Devanagari" svg:font-family="'Lohit Devanagari'" style:font-pitch="variable"/>
    <style:font-face style:name="Tiempos Headline Semibold" svg:font-family="'Tiempos Headline Semibold'" style:font-pitch="variable"/>
    <style:font-face style:name="WenQuanYi Micro Hei" svg:font-family="'WenQuanYi Micro Hei'" style:font-pitch="variable"/>
    <style:font-face style:name="code128" svg:font-family="code128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Garamond" svg:font-family="Garamond" style:font-family-generic="system" style:font-pitch="variable"/>
    <style:font-face style:name="Lohit Devanagari1" svg:font-family="'Lohit Devanagari'" style:font-family-generic="system" style:font-pitch="variable"/>
    <style:font-face style:name="MyriadPro-Bold" svg:font-family="MyriadPro-Bold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_5b_Allmänt_20_styckeformat_5d_">
      <style:paragraph-properties fo:text-align="start" style:justify-single-word="false" style:vertical-align="bottom">
        <style:tab-stops>
          <style:tab-stop style:position="4.1043in"/>
        </style:tab-stops>
      </style:paragraph-properties>
      <style:text-properties fo:color="#666666" style:font-name="Century Gothic" fo:font-size="7.5pt" fo:font-style="normal" fo:font-weight="bold" style:font-name-asian="Helvetica Neue" style:font-size-asian="7.5pt" style:font-style-asian="normal" style:font-weight-asian="normal" style:font-name-complex="MyriadPro-Bold" style:font-size-complex="7.5pt" style:font-style-complex="normal" style:font-weight-complex="bold"/>
    </style:style>
    <style:style style:name="P2" style:family="paragraph" style:parent-style-name="_5b_Allmänt_20_styckeformat_5d_">
      <style:paragraph-properties fo:text-align="start" style:justify-single-word="false" style:vertical-align="bottom">
        <style:tab-stops>
          <style:tab-stop style:position="4.1043in"/>
        </style:tab-stops>
      </style:paragraph-properties>
      <style:text-properties fo:color="#666666" style:font-name="Century Gothic" fo:font-size="7.5pt" fo:font-style="normal" fo:font-weight="normal" style:font-name-asian="Helvetica Neue" style:font-size-asian="7.5pt" style:font-style-asian="normal" style:font-weight-asian="normal" style:font-name-complex="MyriadPro-Bold" style:font-size-complex="7.5pt" style:font-style-complex="normal" style:font-weight-complex="normal"/>
    </style:style>
    <style:style style:name="P3" style:family="paragraph" style:parent-style-name="_5b_Allmänt_20_styckeformat_5d_">
      <style:paragraph-properties fo:text-align="center" style:justify-single-word="false" style:vertical-align="bottom">
        <style:tab-stops>
          <style:tab-stop style:position="4.1043in"/>
        </style:tab-stops>
      </style:paragraph-properties>
      <style:text-properties fo:color="#231f20" style:font-name="Arial1" fo:font-size="9pt" fo:font-style="normal" fo:font-weight="normal" style:font-name-asian="Helvetica Neue" style:font-size-asian="9pt" style:font-style-asian="normal" style:font-weight-asian="normal" style:font-name-complex="MyriadPro-Bold" style:font-size-complex="9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2591in" fo:text-align="start" style:justify-single-word="false" fo:text-indent="0in" style:auto-text-indent="false" style:text-autospace="none" style:writing-mode="lr-tb"/>
      <style:text-properties fo:color="#231f20" style:font-name="Arial1" fo:font-size="18pt" fo:font-style="normal" fo:font-weight="normal" style:font-name-asian="Helvetica Neue" style:font-size-asian="15.75pt" style:font-style-asian="normal" style:font-weight-asian="normal" style:font-name-complex="Helvetica Neue" style:font-size-complex="18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2591in" fo:text-align="end" style:justify-single-word="false" fo:text-indent="0in" style:auto-text-indent="false" style:text-autospace="none" style:writing-mode="lr-tb"/>
      <style:text-properties fo:color="#231f20" style:font-name="Arial1" fo:font-size="18pt" fo:font-style="normal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2591in" fo:text-align="start" style:justify-single-word="false" fo:text-indent="0in" style:auto-text-indent="false" style:text-autospace="none" style:writing-mode="lr-tb"/>
      <style:text-properties fo:color="#000000" style:font-name="Arial" fo:font-size="6pt" fo:font-style="normal" fo:text-shadow="none" fo:font-weight="normal" fo:background-color="#ffffff" style:font-name-asian="Times New Roman1" style:font-size-asian="6pt" style:language-asian="zh" style:country-asian="CN" style:font-style-asian="normal" style:font-weight-asian="normal" style:font-name-complex="Garamond" style:font-size-complex="6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2165in" loext:contextual-spacing="false" fo:text-indent="0in" style:auto-text-indent="false" style:writing-mode="page"/>
      <style:text-properties fo:color="#808080"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margin-top="0in" fo:margin-bottom="0in" loext:contextual-spacing="false"/>
      <style:text-properties style:font-name="Arial1"/>
    </style:style>
    <style:style style:name="P9" style:family="paragraph" style:parent-style-name="Table_20_Contents">
      <style:paragraph-properties fo:margin-top="0in" fo:margin-bottom="0in" loext:contextual-spacing="false"/>
      <style:text-properties style:font-name="Arial1" officeooo:rsid="0015601b" officeooo:paragraph-rsid="0015601b"/>
    </style:style>
    <style:style style:name="P10" style:family="paragraph" style:parent-style-name="Table_20_Contents">
      <style:paragraph-properties fo:margin-top="0in" fo:margin-bottom="0in" loext:contextual-spacing="false" style:shadow="none"/>
      <style:text-properties fo:color="#808080" style:font-name="Arial1" fo:font-size="10pt" style:font-size-asian="10pt" style:font-size-complex="10pt"/>
    </style:style>
    <style:style style:name="P11" style:family="paragraph" style:parent-style-name="Table_20_Contents">
      <style:paragraph-properties fo:margin-top="0in" fo:margin-bottom="0in" loext:contextual-spacing="false" fo:text-align="start" style:justify-single-word="false" style:shadow="none"/>
      <style:text-properties fo:color="#808080" style:font-name="Arial1" fo:font-size="10pt" style:font-size-asian="10pt" style:font-size-complex="10pt"/>
    </style:style>
    <style:style style:name="P12" style:family="paragraph" style:parent-style-name="Table_20_Contents">
      <style:paragraph-properties fo:margin-top="0in" fo:margin-bottom="0in" loext:contextual-spacing="false" fo:text-align="start" style:justify-single-word="false" style:shadow="none"/>
      <style:text-properties fo:color="#808080" style:font-name="Arial1" fo:font-size="10pt" officeooo:rsid="005885a8" officeooo:paragraph-rsid="005885a8" style:font-size-asian="10pt" style:font-size-complex="10pt"/>
    </style:style>
    <style:style style:name="P13" style:family="paragraph" style:parent-style-name="Table_20_Contents">
      <style:paragraph-properties fo:margin-top="0in" fo:margin-bottom="0in" loext:contextual-spacing="false" fo:text-align="start" style:justify-single-word="false" style:shadow="none"/>
      <style:text-properties fo:color="#000000" style:font-name="Arial1" fo:font-size="10pt" officeooo:rsid="0015601b" style:font-size-asian="10pt" style:font-size-complex="10pt"/>
    </style:style>
    <style:style style:name="P14" style:family="paragraph" style:parent-style-name="Table_20_Contents">
      <style:paragraph-properties fo:margin-top="0in" fo:margin-bottom="0in" loext:contextual-spacing="false" fo:text-align="start" style:justify-single-word="false" style:shadow="none"/>
      <style:text-properties fo:color="#000000" style:font-name="Arial1" fo:font-size="10pt" officeooo:rsid="005a52ee" officeooo:paragraph-rsid="005885a8" style:font-size-asian="10pt" style:font-size-complex="10pt"/>
    </style:style>
    <style:style style:name="P15" style:family="paragraph" style:parent-style-name="Standard">
      <style:paragraph-properties fo:text-align="end" style:justify-single-word="false" style:text-autospace="none" style:writing-mode="lr-tb"/>
      <style:text-properties fo:color="#231f20" style:font-name="Arial1" fo:font-size="18pt" fo:font-style="normal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P16" style:family="paragraph" style:parent-style-name="Text_20_body">
      <style:text-properties style:font-name="Arial1"/>
    </style:style>
    <style:style style:name="P17" style:family="paragraph" style:parent-style-name="Text_20_body">
      <style:text-properties fo:color="#666666" style:font-name="Arial1" fo:font-size="10pt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666666" style:font-name="Arial1" fo:font-size="14pt" fo:font-style="normal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666666" style:font-name="Arial1" fo:font-size="14pt" fo:font-style="normal" fo:font-weight="bold" officeooo:paragraph-rsid="000f0f24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666666" style:font-name="Arial1" fo:font-size="14pt" fo:font-style="normal" fo:font-weight="bold" officeooo:rsid="00290d64" officeooo:paragraph-rsid="00290d64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color="#666666" style:font-name="Arial1" fo:font-size="14pt" fo:font-style="normal" fo:font-weight="bold" officeooo:rsid="00298f1f" officeooo:paragraph-rsid="00298f1f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fo:color="#666666" style:font-name="Arial1" fo:font-size="14pt" fo:font-style="normal" fo:font-weight="bold" officeooo:rsid="002b32ce" officeooo:paragraph-rsid="002b32ce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666666" style:font-name="Arial1" fo:font-size="14pt" fo:font-style="normal" fo:font-weight="bold" officeooo:rsid="002b32ce" officeooo:paragraph-rsid="002b32ce" style:font-name-asian="Coca-Cola Care Font KaiTi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666666" style:font-name="Arial1" fo:font-size="14pt" fo:font-style="normal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25" style:family="paragraph" style:parent-style-name="Text_20_body">
      <style:paragraph-properties fo:line-height="150%"/>
      <style:text-properties fo:color="#666666" style:font-name="Arial1" fo:font-size="7.5pt" fo:font-style="normal" fo:font-weight="normal" style:font-name-asian="Helvetica Neue" style:font-size-asian="7.5pt" style:font-style-asian="normal" style:font-weight-asian="normal" style:font-name-complex="Helvetica Neue" style:font-size-complex="7.5pt" style:font-style-complex="normal" style:font-weight-complex="normal"/>
    </style:style>
    <style:style style:name="P26" style:family="paragraph" style:parent-style-name="Text_20_body">
      <style:text-properties fo:color="#666666" style:font-name="Arial1" officeooo:rsid="00264433"/>
    </style:style>
    <style:style style:name="P27" style:family="paragraph" style:parent-style-name="Text_20_body">
      <style:text-properties fo:color="#666666" style:font-name="Arial1" officeooo:rsid="0019e3dd"/>
    </style:style>
    <style:style style:name="P28" style:family="paragraph" style:parent-style-name="Text_20_body">
      <style:paragraph-properties fo:text-align="start" style:justify-single-word="false"/>
      <style:text-properties fo:color="#666666" style:font-name="code128" fo:font-size="14pt" fo:font-style="normal" fo:font-weight="bold" officeooo:rsid="002cae4f" officeooo:paragraph-rsid="002cae4f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bold" officeooo:rsid="002e244b" officeooo:paragraph-rsid="002e244b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bold" officeooo:rsid="00316bca" officeooo:paragraph-rsid="00316bca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2d4a4" officeooo:paragraph-rsid="0037bd0e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2d4a4" officeooo:paragraph-rsid="00397f7e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2d4a4" officeooo:paragraph-rsid="003e6474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2d4a4" officeooo:paragraph-rsid="003f6489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b16d9" officeooo:paragraph-rsid="003b16d9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b16d9" officeooo:paragraph-rsid="003bc209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666666" style:font-name="Courier 10 Pitch" fo:font-size="14pt" officeooo:paragraph-rsid="002e244b"/>
    </style:style>
    <style:style style:name="P38" style:family="paragraph" style:parent-style-name="Text_20_body">
      <style:paragraph-properties fo:text-align="start" style:justify-single-word="false"/>
      <style:text-properties fo:color="#666666" style:font-name="Courier 10 Pitch" fo:font-size="14pt" officeooo:rsid="002fbd4a" officeooo:paragraph-rsid="002fbd4a"/>
    </style:style>
    <style:style style:name="P39" style:family="paragraph" style:parent-style-name="Text_20_body">
      <style:paragraph-properties fo:text-align="start" style:justify-single-word="false"/>
      <style:text-properties fo:color="#666666" style:font-name="Droid Sans Fallback" fo:font-size="14pt" fo:font-style="normal" fo:font-weight="normal" officeooo:rsid="002fbd4a" officeooo:paragraph-rsid="002fbd4a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666666" style:font-name="Graphik Regular" fo:font-size="13pt" fo:font-style="normal" fo:font-weight="normal" officeooo:rsid="0032d4a4" officeooo:paragraph-rsid="0032d4a4" style:font-name-asian="Graphik Regular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666666" style:font-name="Tiempos Headline Semibold" fo:font-size="14pt" fo:font-style="normal" fo:font-weight="normal" officeooo:rsid="0032d4a4" officeooo:paragraph-rsid="0032d4a4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666666" style:font-name="Karumbi" fo:font-size="14pt" fo:font-weight="normal" officeooo:rsid="002fbd4a" officeooo:paragraph-rsid="002fbd4a" style:font-name-asian="Karumbi" style:font-weight-asian="normal" style:font-weight-complex="normal"/>
    </style:style>
    <style:style style:name="P43" style:family="paragraph" style:parent-style-name="Text_20_body">
      <style:text-properties fo:color="#ffffff" style:font-name="Arial1" fo:font-weight="normal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333333" style:font-name="Arial2" fo:font-size="10.5pt" fo:letter-spacing="normal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5" style:family="paragraph" style:parent-style-name="Text_20_body">
      <style:paragraph-properties fo:line-height="150%"/>
      <style:text-properties officeooo:paragraph-rsid="0015482b"/>
    </style:style>
    <style:style style:name="P46" style:family="paragraph" style:parent-style-name="Text_20_body">
      <style:text-properties officeooo:rsid="00264433" officeooo:paragraph-rsid="00264433"/>
    </style:style>
    <style:style style:name="P47" style:family="paragraph" style:parent-style-name="Text_20_body">
      <style:text-properties officeooo:rsid="0026d8b8" officeooo:paragraph-rsid="0026d8b8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style:font-name="Arial1"/>
    </style:style>
    <style:style style:name="P49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32d4a4" officeooo:paragraph-rsid="0040ba68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color="#666666" style:font-name="Courier 10 Pitch" fo:font-size="14pt" fo:font-style="normal" fo:font-weight="normal" officeooo:rsid="0067143f" officeooo:paragraph-rsid="0067143f" style:font-name-asian="Droid Sans Fallback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51" style:family="paragraph" style:parent-style-name="Table_20_Contents">
      <style:paragraph-properties fo:margin-top="0in" fo:margin-bottom="0in" loext:contextual-spacing="false" style:shadow="none"/>
      <style:text-properties fo:color="#000000" style:font-name="Arial1" fo:font-size="10pt" officeooo:rsid="005a52ee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fo:color="#000000" officeooo:rsid="0015601b"/>
    </style:style>
    <style:style style:name="T4" style:family="text">
      <style:text-properties fo:color="#000000" style:font-name="Source Code Pro" fo:font-size="13.5pt"/>
    </style:style>
    <style:style style:name="T5" style:family="text">
      <style:text-properties fo:color="#000000" style:font-name="Source Code Pro" fo:font-size="13.5pt" officeooo:rsid="002e244b"/>
    </style:style>
    <style:style style:name="T6" style:family="text">
      <style:text-properties fo:color="#666666" style:font-name="Arial1"/>
    </style:style>
    <style:style style:name="T7" style:family="text">
      <style:text-properties fo:color="#666666" style:font-name="Arial1" fo:font-size="7pt" fo:font-style="normal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T8" style:family="text">
      <style:text-properties fo:color="#666666" style:font-name="Arial1" fo:font-size="7pt" fo:font-style="normal" fo:font-weight="normal" officeooo:rsid="00b0e39c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T9" style:family="text">
      <style:text-properties fo:color="#666666" style:font-name="Arial1" fo:font-size="7pt" fo:font-style="normal" fo:font-weight="normal" officeooo:rsid="001701f8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T10" style:family="text">
      <style:text-properties fo:color="#666666" style:font-name="Arial1" fo:font-size="7pt" fo:font-style="normal" fo:font-weight="normal" officeooo:rsid="0019e3dd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T11" style:family="text">
      <style:text-properties fo:color="#666666" style:font-name="Arial1" fo:font-size="7pt" fo:font-style="normal" fo:font-weight="normal" officeooo:rsid="00255ed3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T12" style:family="text">
      <style:text-properties fo:color="#666666" style:font-name="Arial1" officeooo:rsid="00264433"/>
    </style:style>
    <style:style style:name="T13" style:family="text">
      <style:text-properties fo:color="#666666" style:font-name="Arial1" officeooo:rsid="0028a985"/>
    </style:style>
    <style:style style:name="T14" style:family="text">
      <style:text-properties officeooo:rsid="0015601b"/>
    </style:style>
    <style:style style:name="T15" style:family="text">
      <style:text-properties officeooo:rsid="0028a985"/>
    </style:style>
    <style:style style:name="T16" style:family="text">
      <style:text-properties fo:font-style="normal" fo:font-weight="bold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17" style:family="text">
      <style:text-properties fo:font-style="normal" fo:font-weight="bold" officeooo:rsid="002e244b" style:font-name-asian="可口可乐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18" style:family="text">
      <style:text-properties fo:font-style="normal" style:font-size-asian="14pt" style:font-style-asian="normal" style:font-name-complex="Helvetica Neue" style:font-size-complex="14pt" style:font-style-complex="normal"/>
    </style:style>
    <style:style style:name="T19" style:family="text">
      <style:text-properties fo:font-style="normal" officeooo:rsid="002e244b" style:font-size-asian="14pt" style:font-style-asian="normal" style:font-name-complex="Helvetica Neue" style:font-size-complex="14pt" style:font-style-complex="normal"/>
    </style:style>
    <style:style style:name="T20" style:family="text">
      <style:text-properties fo:color="#808080"/>
    </style:style>
    <style:style style:name="T21" style:family="text">
      <style:text-properties officeooo:rsid="00348313"/>
    </style:style>
    <style:style style:name="T22" style:family="text">
      <style:text-properties fo:language="en" fo:country="US" loext:padding="0in" loext:border="none"/>
    </style:style>
    <style:style style:name="T23" style:family="text">
      <style:text-properties fo:language="en" fo:country="US" officeooo:rsid="0037bd0e" loext:padding="0in" loext:border="none"/>
    </style:style>
    <style:style style:name="T24" style:family="text">
      <style:text-properties fo:language="en" fo:country="US" officeooo:rsid="0032d4a4" loext:padding="0in" loext:border="none"/>
    </style:style>
    <style:style style:name="T25" style:family="text">
      <style:text-properties fo:language="en" fo:country="US" officeooo:rsid="003bc209" loext:padding="0in" loext:border="none"/>
    </style:style>
    <style:style style:name="T26" style:family="text">
      <style:text-properties fo:language="en" fo:country="US" officeooo:rsid="003c7bdb" loext:padding="0in" loext:border="none"/>
    </style:style>
    <style:style style:name="T27" style:family="text">
      <style:text-properties fo:language="en" fo:country="US" officeooo:rsid="003eb447" loext:padding="0in" loext:border="none"/>
    </style:style>
    <style:style style:name="T28" style:family="text">
      <style:text-properties fo:language="en" fo:country="US" officeooo:rsid="003f6489" loext:padding="0in" loext:border="none"/>
    </style:style>
    <style:style style:name="T29" style:family="text">
      <style:text-properties fo:language="en" fo:country="US" officeooo:rsid="0040ba68" loext:padding="0in" loext:border="none"/>
    </style:style>
    <style:style style:name="T30" style:family="text">
      <style:text-properties fo:language="en" fo:country="US" officeooo:rsid="00416507" loext:padding="0in" loext:border="none"/>
    </style:style>
    <style:style style:name="T31" style:family="text">
      <style:text-properties fo:language="en" fo:country="US" officeooo:rsid="0041f0e4" loext:padding="0in" loext:border="none"/>
    </style:style>
    <style:style style:name="T32" style:family="text">
      <style:text-properties fo:language="en" fo:country="US" officeooo:rsid="00456499" loext:padding="0in" loext:border="none"/>
    </style:style>
    <style:style style:name="T33" style:family="text">
      <style:text-properties fo:language="en" fo:country="US" officeooo:rsid="0047775d" loext:padding="0in" loext:border="none"/>
    </style:style>
    <style:style style:name="T34" style:family="text">
      <style:text-properties fo:language="en" fo:country="US" officeooo:rsid="0049146a" loext:padding="0in" loext:border="none"/>
    </style:style>
    <style:style style:name="T35" style:family="text">
      <style:text-properties fo:language="en" fo:country="US" officeooo:rsid="004aaa4c" loext:padding="0in" loext:border="none"/>
    </style:style>
    <style:style style:name="T36" style:family="text">
      <style:text-properties fo:language="en" fo:country="US" officeooo:rsid="004c8ea4" loext:padding="0in" loext:border="none"/>
    </style:style>
    <style:style style:name="T37" style:family="text">
      <style:text-properties fo:language="en" fo:country="US" officeooo:rsid="00501eaf" loext:padding="0in" loext:border="none"/>
    </style:style>
    <style:style style:name="T38" style:family="text">
      <style:text-properties fo:language="en" fo:country="US" officeooo:rsid="00516644" loext:padding="0in" loext:border="none"/>
    </style:style>
    <style:style style:name="T39" style:family="text">
      <style:text-properties fo:language="en" fo:country="US" officeooo:rsid="00527f69" loext:padding="0in" loext:border="none"/>
    </style:style>
    <style:style style:name="T40" style:family="text">
      <style:text-properties fo:language="en" fo:country="US" officeooo:rsid="0054c6c7" loext:padding="0in" loext:border="none"/>
    </style:style>
    <style:style style:name="T41" style:family="text">
      <style:text-properties fo:language="en" fo:country="US" officeooo:rsid="0056f790" loext:padding="0in" loext:border="none"/>
    </style:style>
    <style:style style:name="T42" style:family="text">
      <style:text-properties fo:language="en" fo:country="US" officeooo:rsid="0056f8fb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fs"/>
      </text:user-field-decls>
      <text:p text:style-name="P49"><text:span text:style-name="T34"/></text:p>
      <text:p text:style-name="P50"><text:span text:style-name="T34">$</text:span><text:span text:style-name="T22">amount</text:span></text:p>
      <text:p text:style-name="P50"><text:span text:style-name="T22"/></text:p>
      <text:p text:style-name="P50"><text:span text:style-name="T22">$account.fundingsource.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Helvetica Neue" svg:font-family="'Helvetica Neue'"/>
    <style:font-face style:name="Lohit Devanagari2" svg:font-family="'Lohit Devanagari'"/>
    <style:font-face style:name="Source Code Pro" svg:font-family="'Source Code Pro'"/>
    <style:font-face style:name="可口可乐" svg:font-family="可口可乐"/>
    <style:font-face style:name="Arial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ca-Cola Care Font KaiTi" svg:font-family="'Coca-Cola Care Font KaiTi'" style:font-pitch="variable"/>
    <style:font-face style:name="Graphik Regular" svg:font-family="'Graphik Regular'" style:font-pitch="variable"/>
    <style:font-face style:name="Karumbi" svg:font-family="Karumbi" style:font-pitch="variable"/>
    <style:font-face style:name="Lohit Devanagari" svg:font-family="'Lohit Devanagari'" style:font-pitch="variable"/>
    <style:font-face style:name="Tiempos Headline Semibold" svg:font-family="'Tiempos Headline Semibold'" style:font-pitch="variable"/>
    <style:font-face style:name="WenQuanYi Micro Hei" svg:font-family="'WenQuanYi Micro Hei'" style:font-pitch="variable"/>
    <style:font-face style:name="code128" svg:font-family="code128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Garamond" svg:font-family="Garamond" style:font-family-generic="system" style:font-pitch="variable"/>
    <style:font-face style:name="Lohit Devanagari1" svg:font-family="'Lohit Devanagari'" style:font-family-generic="system" style:font-pitch="variable"/>
    <style:font-face style:name="MyriadPro-Bold" svg:font-family="MyriadPro-Bold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 style:font-size-complex="36pt"/>
    </style:style>
    <style:style style:name="WW-Heading" style:family="paragraph" style:parent-style-name="Standard">
      <style:paragraph-properties fo:margin-top="0.1654in" fo:margin-bottom="0.0827in" loext:contextual-spacing="false"/>
      <style:text-properties fo:font-size="24pt" style:font-size-asian="24pt" style:font-size-complex="24pt"/>
    </style:style>
    <style:style style:name="Heading1" style:family="paragraph" style:parent-style-name="Standard">
      <style:paragraph-properties fo:margin-top="0.1654in" fo:margin-bottom="0.0827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2" style:family="paragraph" style:parent-style-name="Standard">
      <style:paragraph-properties fo:margin-top="0.1654in" fo:margin-bottom="0.0827in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mension_20_Line" style:display-name="Dimension Line" style:family="paragraph" style:parent-style-name="Standard">
      <style:text-properties fo:font-size="12pt" style:font-size-asian="12pt" style:font-size-complex="12pt"/>
    </style:style>
    <style:style style:name="master-page3_7e_LT_7e_Gliederung_20_1" style:display-name="master-page3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1.5pt" fo:font-style="normal" fo:text-shadow="none" style:text-underline-style="none" fo:font-weight="normal" style:letter-kerning="true" style:font-name-asian="Lohit Devanagari" style:font-family-asian="'Lohit Devanagari'" style:font-pitch-asian="variable" style:font-size-asian="31.5pt" style:font-style-asian="normal" style:font-weight-asian="normal" style:font-name-complex="Lohit Devanagari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in" fo:margin-bottom="0.0398in" loext:contextual-spacing="false"/>
    </style:style>
    <style:style style:name="master-page3_7e_LT_7e_Gliederung_20_6" style:display-name="master-page3~LT~Gliederung 6" style:family="paragraph" style:parent-style-name="master-page3_7e_LT_7e_Gliederung_20_5"/>
    <style:style style:name="master-page3_7e_LT_7e_Gliederung_20_7" style:display-name="master-page3~LT~Gliederung 7" style:family="paragraph" style:parent-style-name="master-page3_7e_LT_7e_Gliederung_20_6"/>
    <style:style style:name="master-page3_7e_LT_7e_Gliederung_20_8" style:display-name="master-page3~LT~Gliederung 8" style:family="paragraph" style:parent-style-name="master-page3_7e_LT_7e_Gliederung_20_7"/>
    <style:style style:name="master-page3_7e_LT_7e_Gliederung_20_9" style:display-name="master-page3~LT~Gliederung 9" style:family="paragraph" style:parent-style-name="master-page3_7e_LT_7e_Gliederung_20_8"/>
    <style:style style:name="master-page3_7e_LT_7e_Titel" style:display-name="master-page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-page3_7e_LT_7e_Untertitel" style:display-name="master-page3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-page3_7e_LT_7e_Notizen" style:display-name="master-page3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-page3_7e_LT_7e_Hintergrundobjekte" style:display-name="master-page3~LT~Hintergrundobjekte" style:family="paragraph">
      <style:paragraph-properties style:text-autospace="none"/>
      <style:text-properties style:letter-kerning="true"/>
    </style:style>
    <style:style style:name="master-page3_7e_LT_7e_Hintergrund" style:display-name="master-page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Devanagari" fo:font-family="'Lohit Devanagari'" style:font-pitch="variable" fo:font-size="18pt" style:letter-kerning="true" style:font-name-asian="Lohit Devanagari" style:font-family-asian="'Lohit Devanagari'" style:font-pitch-asian="variable" style:font-size-asian="18pt" style:font-name-complex="Lohit Devanagari" style:font-family-complex="'Lohit Devanagar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1.5pt" fo:font-style="normal" fo:text-shadow="none" style:text-underline-style="none" fo:font-weight="normal" style:letter-kerning="true" style:font-name-asian="Lohit Devanagari" style:font-family-asian="'Lohit Devanagari'" style:font-pitch-asian="variable" style:font-size-asian="31.5pt" style:font-style-asian="normal" style:font-weight-asian="normal" style:font-name-complex="Lohit Devanagari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fo:margin-top="0.0201in" fo:margin-bottom="0.0201in" loext:contextual-spacing="false" text:number-lines="false" text:line-number="0"/>
    </style:style>
    <style:style style:name="WW-Heading1" style:family="paragraph" style:parent-style-name="Standard">
      <style:paragraph-properties fo:margin-top="0.1654in" fo:margin-bottom="0.0827in" loext:contextual-spacing="false"/>
      <style:text-properties fo:font-size="24pt" style:font-size-asian="24pt" style:font-size-complex="24pt"/>
    </style:style>
    <style:style style:name="WW-Heading12" style:family="paragraph" style:parent-style-name="Standard">
      <style:paragraph-properties fo:margin-top="0.1654in" fo:margin-bottom="0.0827in" loext:contextual-spacing="false"/>
      <style:text-properties fo:font-size="24pt" style:font-size-asian="24pt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-Heading123" style:family="paragraph" style:parent-style-name="Standard">
      <style:paragraph-properties fo:margin-top="0.1654in" fo:margin-bottom="0.0827in" loext:contextual-spacing="false"/>
      <style:text-properties fo:font-size="24pt" style:font-size-asian="24pt" style:font-size-complex="2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5b_Allmänt_20_styckeformat_5d_" style:display-name="[Allmänt styckeformat]" style:family="paragraph" style:parent-style-name="Standard" style:default-outline-level="">
      <style:paragraph-properties fo:margin-top="0in" fo:margin-bottom="0in" loext:contextual-spacing="false" fo:line-height="120%" fo:orphans="0" fo:widows="0" style:vertical-align="middle"/>
      <style:text-properties fo:color="#000000" style:font-name="Times-Roman" fo:font-family="Times-Roman" style:font-family-generic="roman" style:font-pitch="variable" style:font-name-complex="Times-Roman1" style:font-family-complex="Times-Roman" style:font-family-generic-complex="system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" style:family="paragraph" style:parent-style-name="Standard">
      <style:text-properties fo:font-size="9pt" style:font-name-asian="Times New Roman" style:font-family-asian="'Times New Roman'" style:font-family-generic-asian="roman" style:font-pitch-asian="variable" style:font-size-asian="9pt" style:font-name-complex="Arial1" style:font-family-complex="Arial" style:font-family-generic-complex="swiss" style:font-pitch-complex="variable" style:font-size-complex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_5b_Allmänt_20_styckeformat_5d_">
      <style:paragraph-properties fo:text-align="start" style:justify-single-word="false" style:vertical-align="bottom">
        <style:tab-stops>
          <style:tab-stop style:position="4.1043in"/>
        </style:tab-stops>
      </style:paragraph-properties>
      <style:text-properties fo:color="#666666" style:font-name="Century Gothic" fo:font-size="7.5pt" fo:font-style="normal" fo:font-weight="bold" style:font-name-asian="Helvetica Neue" style:font-size-asian="7.5pt" style:font-style-asian="normal" style:font-weight-asian="normal" style:font-name-complex="MyriadPro-Bold" style:font-size-complex="7.5pt" style:font-style-complex="normal" style:font-weight-complex="bold"/>
    </style:style>
    <style:style style:name="MP2" style:family="paragraph" style:parent-style-name="_5b_Allmänt_20_styckeformat_5d_">
      <style:paragraph-properties fo:text-align="start" style:justify-single-word="false" style:vertical-align="bottom">
        <style:tab-stops>
          <style:tab-stop style:position="4.1043in"/>
        </style:tab-stops>
      </style:paragraph-properties>
      <style:text-properties fo:color="#666666" style:font-name="Century Gothic" fo:font-size="7.5pt" fo:font-style="normal" fo:font-weight="normal" style:font-name-asian="Helvetica Neue" style:font-size-asian="7.5pt" style:font-style-asian="normal" style:font-weight-asian="normal" style:font-name-complex="MyriadPro-Bold" style:font-size-complex="7.5pt" style:font-style-complex="normal" style:font-weight-complex="normal"/>
    </style:style>
    <style:style style:name="MP3" style:family="paragraph" style:parent-style-name="_5b_Allmänt_20_styckeformat_5d_">
      <style:paragraph-properties fo:text-align="center" style:justify-single-word="false" style:vertical-align="bottom">
        <style:tab-stops>
          <style:tab-stop style:position="4.1043in"/>
        </style:tab-stops>
      </style:paragraph-properties>
      <style:text-properties fo:color="#231f20" style:font-name="Arial1" fo:font-size="9pt" fo:font-style="normal" fo:font-weight="normal" style:font-name-asian="Helvetica Neue" style:font-size-asian="9pt" style:font-style-asian="normal" style:font-weight-asian="normal" style:font-name-complex="MyriadPro-Bold" style:font-size-complex="9pt" style:font-style-complex="normal" style:font-weight-complex="bold"/>
    </style:style>
    <style:style style:name="MT1" style:family="text">
      <style:text-properties fo:font-weight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25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.2299in" fo:margin-bottom="0.7902in" fo:margin-left="0.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299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ext:section text:style-name="MSect1" text:name="Område1">
          <text:p text:style-name="MP1">Nystart Finans Sverige AB</text:p>
          <text:p text:style-name="MP2">Box 5281</text:p>
          <text:p text:style-name="MP2">102 46 Stockholm</text:p>
          <text:p text:style-name="MP2">Sverige </text:p>
          <text:p text:style-name="MP2">Org.nr 556976-4110</text:p>
          <text:p text:style-name="MP2">Telefon 08-410 20 304</text:p>
          <text:p text:style-name="MP2">Epost info@nystartfinans.se </text:p>
          <text:p text:style-name="MP2"/>
          <text:p text:style-name="MP2">www.nystartfinans.se</text:p>
          <text:p text:style-name="MP2">Bankgiro <text:text-input text:description="">${formatter.formatBgNo($stmt.bgNo)}</text:text-input></text:p>
          <text:p text:style-name="MP2">Swish <text:text-input text:description="">${acc.fundingSource.shortName}</text:text-input></text:p>
          <text:p text:style-name="MP2">OCR <text:text-input text:description="">$statement.ocr</text:text-input></text:p>
        </text:section>
      </style:footer>
    </style:master-page>
    <style:master-page style:name="First_20_Page" style:display-name="First Page" style:page-layout-name="Mpm2">
      <style:header>
        <text:p text:style-name="Header"><draw:frame draw:style-name="Mfr1" draw:name="Bild2" text:anchor-type="paragraph" svg:x="0.0008in" svg:y="0.1366in" svg:width="1.7717in" svg:height="0.248in" draw:z-index="0"><draw:image xlink:href="Pictures/10000201000004A9000000A82F8B79DD903DBBF2.png" xlink:type="simple" xlink:show="embed" xlink:actuate="onLoad" loext:mime-type="image/png"/></draw:frame></text:p>
      </style:header>
      <style:footer>
        <text:p text:style-name="MP3"><text:span text:style-name="MT1">Nystart Finans</text:span>, orgnr. 556976-4110<text:line-break/>Box 56028 102 17 Stockholm, Telefon 08-410 203 04<text:line-break/>info@nystartfinans.se, www.nystartfinans.se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wliu </meta:initial-creator>
    <meta:creation-date>2013-12-06T10:02:04</meta:creation-date>
    <dc:date>2021-11-12T18:59:33.436494104</dc:date>
    <meta:editing-duration>P9DT3H31M27S</meta:editing-duration>
    <meta:editing-cycles>375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48" meta:character-count="410" meta:non-whitespace-character-count="380"/>
  </office:meta>
</office:document-meta>
</file>